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/>
    <style:font-face style:name="Nimbus Roman" svg:font-family="'Nimbus Roman'" style:font-pitch="fixed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city" style:family="table">
      <style:table-properties style:width="6.925in" table:align="margins" style:may-break-between-rows="false"/>
    </style:style>
    <style:style style:name="city.A" style:family="table-column">
      <style:table-column-properties style:column-width="0.4361in" style:rel-column-width="4127*"/>
    </style:style>
    <style:style style:name="city.B" style:family="table-column">
      <style:table-column-properties style:column-width="2.2917in" style:rel-column-width="21687*"/>
    </style:style>
    <style:style style:name="city.C" style:family="table-column">
      <style:table-column-properties style:column-width="2.1222in" style:rel-column-width="20083*"/>
    </style:style>
    <style:style style:name="city.D" style:family="table-column">
      <style:table-column-properties style:column-width="2.075in" style:rel-column-width="19638*"/>
    </style:style>
    <style:style style:name="city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ity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ity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ity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text-underline-style="none" officeooo:rsid="001f3a83" officeooo:paragraph-rsid="001f3a83"/>
    </style:style>
    <style:style style:name="P2" style:family="paragraph" style:parent-style-name="Standard">
      <style:text-properties fo:font-style="normal" style:text-underline-style="none" fo:font-weight="normal" officeooo:rsid="001f3a83" officeooo:paragraph-rsid="001f3a83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20e119" officeooo:paragraph-rsid="0020e119" style:font-style-asian="normal" style:font-weight-asian="normal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imbus Roman1" fo:font-size="12pt" fo:font-style="normal" fo:text-shadow="none" style:text-underline-style="none" fo:font-weight="normal" officeooo:rsid="0020e119" officeooo:paragraph-rsid="0020e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imbus Roman1" fo:font-size="12pt" fo:font-style="normal" fo:text-shadow="none" style:text-underline-style="none" fo:font-weight="normal" officeooo:rsid="0020e119" officeooo:paragraph-rsid="0020e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imbus Roman1" fo:font-size="12pt" fo:font-style="normal" fo:text-shadow="none" style:text-underline-style="none" fo:font-weight="normal" officeooo:rsid="0020e119" officeooo:paragraph-rsid="00248a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 style:list-style-name="L1">
      <style:text-properties fo:font-style="italic" style:text-underline-style="none" fo:font-weight="normal" officeooo:rsid="001f3a83" officeooo:paragraph-rsid="001f3a83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text-properties fo:font-style="normal" style:text-underline-style="none" fo:font-weight="bold" officeooo:rsid="001f3a83" officeooo:paragraph-rsid="001f3a83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text-properties fo:font-style="normal" style:text-underline-style="none" fo:font-weight="normal" officeooo:rsid="0020e119" officeooo:paragraph-rsid="0020e11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0e119" officeooo:paragraph-rsid="002558c2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fo:font-style="normal" style:text-underline-style="none" fo:font-weight="normal" officeooo:rsid="001f3a83" officeooo:paragraph-rsid="0020e119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fo:font-style="normal" style:text-underline-style="none" fo:font-weight="normal" officeooo:rsid="001f3a83" officeooo:paragraph-rsid="001f3a83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tyle="normal" style:text-underline-style="solid" style:text-underline-width="auto" style:text-underline-color="font-color" fo:font-weight="normal" officeooo:rsid="001f3a83" officeooo:paragraph-rsid="001f3a8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Nimbus Roman1" fo:font-style="normal" style:text-underline-style="none" fo:font-weight="normal" officeooo:rsid="0020e119" officeooo:paragraph-rsid="0020e119" style:font-name-asian="Noto Sans" style:font-style-asian="normal" style:font-weight-asian="normal" style:font-name-complex="Noto Sans Devanagari1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0e119"/>
    </style:style>
    <style:style style:name="T6" style:family="text">
      <style:text-properties style:font-name="Nimbus Roman" style:font-name-asian="Nimbus Roman" style:font-name-complex="Nimbus Roman"/>
    </style:style>
    <style:style style:name="T7" style:family="text">
      <style:text-properties style:font-name="Nimbus Roman" style:font-name-asian="Noto Sans" style:font-name-complex="Noto Sans Devanagari1"/>
    </style:style>
    <style:style style:name="T8" style:family="text">
      <style:text-properties style:font-name="Nimbus Roman1" style:font-name-asian="Noto Sans" style:font-name-complex="Noto Sans Devanagari1"/>
    </style:style>
    <style:style style:name="T9" style:family="text">
      <style:text-properties style:font-name="Nimbus Roman1" style:text-underline-style="solid" style:text-underline-width="auto" style:text-underline-color="font-color" style:font-name-asian="Noto Sans" style:font-name-complex="Noto Sans Devanagari1"/>
    </style:style>
    <style:style style:name="T10" style:family="text">
      <style:text-properties style:font-name="Nimbus Roman1" fo:font-style="italic" style:font-name-asian="Noto Sans" style:font-style-asian="italic" style:font-name-complex="Noto Sans Devanagari1" style:font-style-complex="italic"/>
    </style:style>
    <style:style style:name="T11" style:family="text">
      <style:text-properties officeooo:rsid="00248aea"/>
    </style:style>
    <style:style style:name="T12" style:family="text">
      <style:text-properties style:font-name="Nimbus Roman" officeooo:rsid="00248ae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Я, <text:span text:style-name="T1">Скирдин Никита Сергеевич, </text:span><text:span text:style-name="T2">студент группы </text:span><text:span text:style-name="T3">ИМБО-01-22 </text:span><text:span text:style-name="T4">умею пользоваться офисными пакетами.</text:span></text:p>
      <text:p text:style-name="P2">Создавать маркированные:</text:p>
      <text:list text:style-name="L1">
        <text:list-item>
          <text:p text:style-name="P7">02;</text:p>
        </text:list-item>
        <text:list-item>
          <text:p text:style-name="P8">05;</text:p>
        </text:list-item>
        <text:list-item>
          <text:p text:style-name="P13">2004.</text:p>
        </text:list-item>
      </text:list>
      <text:p text:style-name="P2"/>
      <text:p text:style-name="P2">И нумерованные списки:</text:p>
      <text:list text:style-name="L2">
        <text:list-item>
          <text:p text:style-name="P9">Джордж Оруэлл - 1984.</text:p>
        </text:list-item>
        <text:list-item>
          <text:p text:style-name="P11"><text:span text:style-name="T5">April Rain - My Silent Angel</text:span>.</text:p>
        </text:list-item>
        <text:list-item>
          <text:p text:style-name="P12"><text:span text:style-name="T5">Матрица</text:span>.</text:p>
        </text:list-item>
      </text:list>
      <text:p text:style-name="P2"/>
      <text:p text:style-name="P3">Умею вставлять символы: <text:span text:style-name="T6">∏ ∑ ⊕ • ⇒ </text:span><text:span text:style-name="T7">˚</text:span><text:span text:style-name="T8">. И формулы: </text:span><text:span text:style-name="T8"><draw:frame draw:style-name="fr2" draw:name="Object1" text:anchor-type="as-char" svg:y="-0.1138in" svg:width="0.5402in" svg:height="0.166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">И таблицы:</text:p>
      <text:p text:style-name="P10"><text:span text:style-name="T8">Погода в городе </text:span><text:span text:style-name="T9">Санкт-Петербург</text:span><text:span text:style-name="T8"> </text:span><text:span text:style-name="T10">(любой город, начинающийся с буквы фамилии)</text:span></text:p>
      <table:table table:name="city" table:style-name="city" table:template-name="Default Style">
        <table:table-column table:style-name="city.A"/>
        <table:table-column table:style-name="city.B"/>
        <table:table-column table:style-name="city.C"/>
        <table:table-column table:style-name="city.D"/>
        <table:table-header-rows>
          <table:table-row>
            <table:table-cell table:style-name="city.A1" office:value-type="string">
              <text:p text:style-name="P5">№</text:p>
            </table:table-cell>
            <table:table-cell table:style-name="city.A1" office:value-type="string">
              <text:p text:style-name="P5">Дата</text:p>
            </table:table-cell>
            <table:table-cell table:style-name="city.A1" office:value-type="string">
              <text:p text:style-name="P5">Температура</text:p>
            </table:table-cell>
            <table:table-cell table:style-name="city.D1" office:value-type="string">
              <text:p text:style-name="P5">Влажность</text:p>
            </table:table-cell>
          </table:table-row>
        </table:table-header-rows>
        <table:table-row>
          <table:table-cell table:style-name="city.A2" office:value-type="string">
            <text:p text:style-name="P4">1</text:p>
          </table:table-cell>
          <table:table-cell table:style-name="city.A2" office:value-type="string">
            <text:p text:style-name="P4">01.09.22</text:p>
          </table:table-cell>
          <table:table-cell table:style-name="city.A2" office:value-type="string">
            <text:p text:style-name="P4"><text:span text:style-name="T11">+</text:span>8<text:span text:style-name="T12">˚</text:span></text:p>
          </table:table-cell>
          <table:table-cell table:style-name="city.D2" office:value-type="string">
            <text:p text:style-name="P4">90%</text:p>
          </table:table-cell>
        </table:table-row>
        <table:table-row>
          <table:table-cell table:style-name="city.A2" office:value-type="string">
            <text:p text:style-name="P4">2</text:p>
          </table:table-cell>
          <table:table-cell table:style-name="city.A2" office:value-type="string">
            <text:p text:style-name="P4">02.09.22</text:p>
          </table:table-cell>
          <table:table-cell table:style-name="city.A2" office:value-type="string">
            <text:p text:style-name="P6"><text:span text:style-name="T11">+</text:span>9<text:span text:style-name="T12">˚</text:span></text:p>
          </table:table-cell>
          <table:table-cell table:style-name="city.D2" office:value-type="string">
            <text:p text:style-name="P4">73%</text:p>
          </table:table-cell>
        </table:table-row>
        <table:table-row>
          <table:table-cell table:style-name="city.A2" office:value-type="string">
            <text:p text:style-name="P4">3</text:p>
          </table:table-cell>
          <table:table-cell table:style-name="city.A2" office:value-type="string">
            <text:p text:style-name="P4">03.09.22</text:p>
          </table:table-cell>
          <table:table-cell table:style-name="city.A2" office:value-type="string">
            <text:p text:style-name="P6"><text:span text:style-name="T11">+</text:span>8<text:span text:style-name="T12">˚</text:span></text:p>
          </table:table-cell>
          <table:table-cell table:style-name="city.D2" office:value-type="string">
            <text:p text:style-name="P4">79%</text:p>
          </table:table-cell>
        </table:table-row>
        <table:table-row>
          <table:table-cell table:style-name="city.A2" office:value-type="string">
            <text:p text:style-name="P4">4</text:p>
          </table:table-cell>
          <table:table-cell table:style-name="city.A2" office:value-type="string">
            <text:p text:style-name="P4">04.09.22</text:p>
          </table:table-cell>
          <table:table-cell table:style-name="city.A2" office:value-type="string">
            <text:p text:style-name="P6"><text:span text:style-name="T11">+</text:span>7<text:span text:style-name="T12">˚</text:span></text:p>
          </table:table-cell>
          <table:table-cell table:style-name="city.D2" office:value-type="string">
            <text:p text:style-name="P4">80%</text:p>
          </table:table-cell>
        </table:table-row>
        <table:table-row>
          <table:table-cell table:style-name="city.A2" office:value-type="string">
            <text:p text:style-name="P4">5</text:p>
          </table:table-cell>
          <table:table-cell table:style-name="city.A2" office:value-type="string">
            <text:p text:style-name="P4">05.09.22</text:p>
          </table:table-cell>
          <table:table-cell table:style-name="city.A2" office:value-type="string">
            <text:p text:style-name="P6"><text:span text:style-name="T11">+</text:span>9<text:span text:style-name="T12">˚</text:span></text:p>
          </table:table-cell>
          <table:table-cell table:style-name="city.D2" office:value-type="string">
            <text:p text:style-name="P4">78%</text:p>
          </table:table-cell>
        </table:table-row>
        <table:table-row>
          <table:table-cell table:style-name="city.A2" office:value-type="string">
            <text:p text:style-name="P4">6</text:p>
          </table:table-cell>
          <table:table-cell table:style-name="city.A2" office:value-type="string">
            <text:p text:style-name="P4">06.09.22</text:p>
          </table:table-cell>
          <table:table-cell table:style-name="city.A2" office:value-type="string">
            <text:p text:style-name="P6"><text:span text:style-name="T11">+</text:span>11<text:span text:style-name="T12">˚</text:span></text:p>
          </table:table-cell>
          <table:table-cell table:style-name="city.D2" office:value-type="string">
            <text:p text:style-name="P4">73%</text:p>
          </table:table-cell>
        </table:table-row>
        <table:table-row>
          <table:table-cell table:style-name="city.A2" office:value-type="string">
            <text:p text:style-name="P4">7</text:p>
          </table:table-cell>
          <table:table-cell table:style-name="city.A2" office:value-type="string">
            <text:p text:style-name="P4">07.09.22</text:p>
          </table:table-cell>
          <table:table-cell table:style-name="city.A2" office:value-type="string">
            <text:p text:style-name="P6"><text:span text:style-name="T11">+</text:span>10<text:span text:style-name="T12">˚</text:span></text:p>
          </table:table-cell>
          <table:table-cell table:style-name="city.D2" office:value-type="string">
            <text:p text:style-name="P4">82%</text:p>
          </table:table-cell>
        </table:table-row>
      </table:table>
      <text:p text:style-name="P14">И строить графики (юноши – температуры, девушки – влажности).</text:p>
      <text:p text:style-name="P14"/>
      <text:p text:style-name="P14"><draw:frame draw:style-name="fr1" draw:name="Object2" text:anchor-type="char" svg:width="6.2984in" svg:height="3.5429in" draw:z-index="1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/>
    <style:font-face style:name="Nimbus Roman" svg:font-family="'Nimbus Roman'" style:font-pitch="fixed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1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35:05.959395108</meta:creation-date>
    <dc:date>2022-09-07T13:07:40.078833454</dc:date>
    <meta:editing-duration>PT4H31M13S</meta:editing-duration>
    <meta:editing-cycles>7</meta:editing-cycles>
    <meta:generator>LibreOffice/7.4.0.3$Linux_X86_64 LibreOffice_project/40$Build-3</meta:generator>
    <meta:document-statistic meta:table-count="1" meta:image-count="0" meta:object-count="2" meta:page-count="1" meta:paragraph-count="45" meta:word-count="98" meta:character-count="541" meta:non-whitespace-character-count="491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∨</mo>
        <mn>1</mn>
      </mrow>
      <mo stretchy="false">=</mo>
      <mn>1</mn>
    </mrow>
    <annotation encoding="StarMath 5.0">bar x or 1 = 1 </annotation>
  </semantics>
</math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566cm" svg:y="0.314cm" chart:style-name="ch2">
          <text:p>Температура</text:p>
        </chart:title>
        <chart:plot-area chart:style-name="ch3" chart:data-source-has-labels="both" svg:x="0.319cm" svg:y="1.22cm" svg:width="15.36cm" svg:height="7.6cm">
          <chart:coordinate-region svg:x="0.981cm" svg:y="1.394cm" svg:width="14.035cm" svg:height="6.832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